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0.91pt solid #3c3c3c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31pt double #3c3c3c" style:border-line-width-right="0.011cm 0.035cm 0.011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31pt double #3c3c3c" style:border-line-width-right="0.011cm 0.035cm 0.011cm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double #3c3c3c" style:border-line-width-left="0.011cm 0.035cm 0.011cm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double #3c3c3c" style:border-line-width-bottom="0.011cm 0.035cm 0.011cm" style:diagonal-bl-tr="none" style:diagonal-tl-br="none" style:text-align-source="fix" style:repeat-content="false" fo:wrap-option="wrap" fo:border-left="none" style:direction="ltr" fo:padding="0.071cm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column table:style-name="co1" table:number-columns-repeated="2" table:default-cell-style-name="ce8"/>
        <table:table-column table:style-name="co1" table:default-cell-style-name="ce12"/>
        <table:table-row table:style-name="ro3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itmia</text:p>
          </table:table-cell>
          <table:covered-table-cell table:style-name="ce9"/>
          <table:covered-table-cell table:style-name="ce16"/>
        </table:table-row>
        <table:table-row table:style-name="ro3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</table:table-row>
        <table:table-row table:style-name="ro3">
          <table:table-cell office:value-type="string">
            <text:p>Partición 1-1</text:p>
          </table:table-cell>
          <table:table-cell office:value-type="float" office:value="97.193">
            <text:p>97,19</text:p>
          </table:table-cell>
          <table:table-cell office:value-type="float" office:value="10">
            <text:p>10,00</text:p>
          </table:table-cell>
          <table:table-cell office:value-type="float" office:value="203.63">
            <text:p>203,63</text:p>
          </table:table-cell>
          <table:table-cell office:value-type="float" office:value="68.33">
            <text:p>68,33</text:p>
          </table:table-cell>
          <table:table-cell office:value-type="float" office:value="12.22">
            <text:p>12,22</text:p>
          </table:table-cell>
          <table:table-cell office:value-type="float" office:value="209.67">
            <text:p>209,67</text:p>
          </table:table-cell>
          <table:table-cell office:value-type="float" office:value="67.36">
            <text:p>67,36</text:p>
          </table:table-cell>
          <table:table-cell office:value-type="float" office:value="74.46">
            <text:p>74,46</text:p>
          </table:table-cell>
          <table:table-cell office:value-type="float" office:value="649.56">
            <text:p>649,56</text:p>
          </table:table-cell>
        </table:table-row>
        <table:table-row table:style-name="ro3">
          <table:table-cell office:value-type="string">
            <text:p>Partición 1-2</text:p>
          </table:table-cell>
          <table:table-cell office:value-type="float" office:value="96.83">
            <text:p>96,83</text:p>
          </table:table-cell>
          <table:table-cell office:value-type="float" office:value="6.67">
            <text:p>6,67</text:p>
          </table:table-cell>
          <table:table-cell office:value-type="float" office:value="209.93">
            <text:p>209,93</text:p>
          </table:table-cell>
          <table:table-cell office:value-type="float" office:value="78.33">
            <text:p>78,33</text:p>
          </table:table-cell>
          <table:table-cell office:value-type="float" office:value="33.33">
            <text:p>33,33</text:p>
          </table:table-cell>
          <table:table-cell office:value-type="float" office:value="203.86">
            <text:p>203,86</text:p>
          </table:table-cell>
          <table:table-cell office:value-type="float" office:value="61.66">
            <text:p>61,66</text:p>
          </table:table-cell>
          <table:table-cell office:value-type="float" office:value="49.28">
            <text:p>49,28</text:p>
          </table:table-cell>
          <table:table-cell office:value-type="float" office:value="657.65">
            <text:p>657,65</text:p>
          </table:table-cell>
        </table:table-row>
        <table:table-row table:style-name="ro3">
          <table:table-cell office:value-type="string">
            <text:p>Partición 2-1</text:p>
          </table:table-cell>
          <table:table-cell office:value-type="float" office:value="96.84">
            <text:p>96,84</text:p>
          </table:table-cell>
          <table:table-cell office:value-type="float" office:value="10">
            <text:p>10,00</text:p>
          </table:table-cell>
          <table:table-cell office:value-type="float" office:value="204.75">
            <text:p>204,75</text:p>
          </table:table-cell>
          <table:table-cell office:value-type="float" office:value="70.56">
            <text:p>70,56</text:p>
          </table:table-cell>
          <table:table-cell office:value-type="float" office:value="28.89">
            <text:p>28,89</text:p>
          </table:table-cell>
          <table:table-cell office:value-type="float" office:value="208.21">
            <text:p>208,21</text:p>
          </table:table-cell>
          <table:table-cell office:value-type="float" office:value="68.91">
            <text:p>68,91</text:p>
          </table:table-cell>
          <table:table-cell office:value-type="float" office:value="67.63">
            <text:p>67,63</text:p>
          </table:table-cell>
          <table:table-cell office:value-type="float" office:value="571.23">
            <text:p>571,23</text:p>
          </table:table-cell>
        </table:table-row>
        <table:table-row table:style-name="ro3">
          <table:table-cell office:value-type="string">
            <text:p>Partición 2-2</text:p>
          </table:table-cell>
          <table:table-cell office:value-type="float" office:value="96.13">
            <text:p>96,13</text:p>
          </table:table-cell>
          <table:table-cell office:value-type="float" office:value="40">
            <text:p>40,00</text:p>
          </table:table-cell>
          <table:table-cell office:value-type="float" office:value="206.94">
            <text:p>206,94</text:p>
          </table:table-cell>
          <table:table-cell office:value-type="float" office:value="72.22">
            <text:p>72,22</text:p>
          </table:table-cell>
          <table:table-cell office:value-type="float" office:value="56.67">
            <text:p>56,67</text:p>
          </table:table-cell>
          <table:table-cell office:value-type="float" office:value="205.1">
            <text:p>205,10</text:p>
          </table:table-cell>
          <table:table-cell office:value-type="float" office:value="63.21">
            <text:p>63,21</text:p>
          </table:table-cell>
          <table:table-cell office:value-type="float" office:value="45.68">
            <text:p>45,68</text:p>
          </table:table-cell>
          <table:table-cell office:value-type="float" office:value="598.63">
            <text:p>598,63</text:p>
          </table:table-cell>
        </table:table-row>
        <table:table-row table:style-name="ro3">
          <table:table-cell office:value-type="string">
            <text:p>Partición 3-1</text:p>
          </table:table-cell>
          <table:table-cell office:value-type="float" office:value="95.79">
            <text:p>95,79</text:p>
          </table:table-cell>
          <table:table-cell office:value-type="float" office:value="3.33">
            <text:p>3,33</text:p>
          </table:table-cell>
          <table:table-cell office:value-type="float" office:value="203.86">
            <text:p>203,86</text:p>
          </table:table-cell>
          <table:table-cell office:value-type="float" office:value="72.78">
            <text:p>72,78</text:p>
          </table:table-cell>
          <table:table-cell office:value-type="float" office:value="2.22">
            <text:p>2,22</text:p>
          </table:table-cell>
          <table:table-cell office:value-type="float" office:value="209.37">
            <text:p>209,37</text:p>
          </table:table-cell>
          <table:table-cell office:value-type="float" office:value="69.95">
            <text:p>69,95</text:p>
          </table:table-cell>
          <table:table-cell office:value-type="float" office:value="79.49">
            <text:p>79,49</text:p>
          </table:table-cell>
          <table:table-cell office:value-type="float" office:value="593.09">
            <text:p>593,09</text:p>
          </table:table-cell>
        </table:table-row>
        <table:table-row table:style-name="ro3">
          <table:table-cell office:value-type="string">
            <text:p>Partición 3-2</text:p>
          </table:table-cell>
          <table:table-cell office:value-type="float" office:value="96.48">
            <text:p>96,48</text:p>
          </table:table-cell>
          <table:table-cell office:value-type="float" office:value="26.67">
            <text:p>26,67</text:p>
          </table:table-cell>
          <table:table-cell office:value-type="float" office:value="210.47">
            <text:p>210,47</text:p>
          </table:table-cell>
          <table:table-cell office:value-type="float" office:value="76.11">
            <text:p>76,11</text:p>
          </table:table-cell>
          <table:table-cell office:value-type="float" office:value="63.33">
            <text:p>63,33</text:p>
          </table:table-cell>
          <table:table-cell office:value-type="float" office:value="212.1">
            <text:p>212,10</text:p>
          </table:table-cell>
          <table:table-cell office:value-type="float" office:value="66.32">
            <text:p>66,32</text:p>
          </table:table-cell>
          <table:table-cell office:value-type="float" office:value="48.56">
            <text:p>48,56</text:p>
          </table:table-cell>
          <table:table-cell office:value-type="float" office:value="605.1">
            <text:p>605,10</text:p>
          </table:table-cell>
        </table:table-row>
        <table:table-row table:style-name="ro3">
          <table:table-cell office:value-type="string">
            <text:p>Partición 4-1</text:p>
          </table:table-cell>
          <table:table-cell office:value-type="float" office:value="96.14">
            <text:p>96,14</text:p>
          </table:table-cell>
          <table:table-cell office:value-type="float" office:value="13.33">
            <text:p>13,33</text:p>
          </table:table-cell>
          <table:table-cell office:value-type="float" office:value="203.71">
            <text:p>203,71</text:p>
          </table:table-cell>
          <table:table-cell office:value-type="float" office:value="70">
            <text:p>70,00</text:p>
          </table:table-cell>
          <table:table-cell office:value-type="float" office:value="64.44">
            <text:p>64,44</text:p>
          </table:table-cell>
          <table:table-cell office:value-type="float" office:value="209.88">
            <text:p>209,88</text:p>
          </table:table-cell>
          <table:table-cell office:value-type="float" office:value="73.057">
            <text:p>73,06</text:p>
          </table:table-cell>
          <table:table-cell office:value-type="float" office:value="96.0432">
            <text:p>96,04</text:p>
          </table:table-cell>
          <table:table-cell office:value-type="float" office:value="615.66">
            <text:p>615,66</text:p>
          </table:table-cell>
        </table:table-row>
        <table:table-row table:style-name="ro3">
          <table:table-cell office:value-type="string">
            <text:p>Partición 4-2</text:p>
          </table:table-cell>
          <table:table-cell office:value-type="float" office:value="95.07">
            <text:p>95,07</text:p>
          </table:table-cell>
          <table:table-cell office:value-type="float" office:value="26.67">
            <text:p>26,67</text:p>
          </table:table-cell>
          <table:table-cell office:value-type="float" office:value="212.4">
            <text:p>212,40</text:p>
          </table:table-cell>
          <table:table-cell office:value-type="float" office:value="71.67">
            <text:p>71,67</text:p>
          </table:table-cell>
          <table:table-cell office:value-type="float" office:value="1.11">
            <text:p>1,11</text:p>
          </table:table-cell>
          <table:table-cell office:value-type="float" office:value="212.33">
            <text:p>212,33</text:p>
          </table:table-cell>
          <table:table-cell office:value-type="float" office:value="69.95">
            <text:p>69,95</text:p>
          </table:table-cell>
          <table:table-cell office:value-type="float" office:value="83.0935">
            <text:p>83,09</text:p>
          </table:table-cell>
          <table:table-cell office:value-type="float" office:value="563.81">
            <text:p>563,81</text:p>
          </table:table-cell>
        </table:table-row>
        <table:table-row table:style-name="ro3">
          <table:table-cell office:value-type="string">
            <text:p>Partición 5-1</text:p>
          </table:table-cell>
          <table:table-cell office:value-type="float" office:value="94.39">
            <text:p>94,39</text:p>
          </table:table-cell>
          <table:table-cell office:value-type="float" office:value="50">
            <text:p>50,00</text:p>
          </table:table-cell>
          <table:table-cell office:value-type="float" office:value="204.39">
            <text:p>204,39</text:p>
          </table:table-cell>
          <table:table-cell office:value-type="float" office:value="76.11">
            <text:p>76,11</text:p>
          </table:table-cell>
          <table:table-cell office:value-type="float" office:value="46.67">
            <text:p>46,67</text:p>
          </table:table-cell>
          <table:table-cell office:value-type="float" office:value="209.47">
            <text:p>209,47</text:p>
          </table:table-cell>
          <table:table-cell office:value-type="float" office:value="64.77">
            <text:p>64,77</text:p>
          </table:table-cell>
          <table:table-cell office:value-type="float" office:value="91">
            <text:p>91,00</text:p>
          </table:table-cell>
          <table:table-cell office:value-type="float" office:value="579.99">
            <text:p>579,99</text:p>
          </table:table-cell>
        </table:table-row>
        <table:table-row table:style-name="ro3">
          <table:table-cell table:style-name="ce3" office:value-type="string">
            <text:p>Partición 5-2</text:p>
          </table:table-cell>
          <table:table-cell office:value-type="float" office:value="97.54">
            <text:p>97,54</text:p>
          </table:table-cell>
          <table:table-cell office:value-type="float" office:value="13.33">
            <text:p>13,33</text:p>
          </table:table-cell>
          <table:table-cell office:value-type="float" office:value="206.6">
            <text:p>206,60</text:p>
          </table:table-cell>
          <table:table-cell office:value-type="float" office:value="75.56">
            <text:p>75,56</text:p>
          </table:table-cell>
          <table:table-cell office:value-type="float" office:value="14.44">
            <text:p>14,44</text:p>
          </table:table-cell>
          <table:table-cell office:value-type="float" office:value="210.59">
            <text:p>210,59</text:p>
          </table:table-cell>
          <table:table-cell office:value-type="float" office:value="64.77">
            <text:p>64,77</text:p>
          </table:table-cell>
          <table:table-cell office:value-type="float" office:value="60.79">
            <text:p>60,79</text:p>
          </table:table-cell>
          <table:table-cell office:value-type="float" office:value="590.14">
            <text:p>590,14</text:p>
          </table:table-cell>
        </table:table-row>
        <table:table-row table:style-name="ro3">
          <table:table-cell table:style-name="ce4" office:value-type="string">
            <text:p>Media</text:p>
          </table:table-cell>
          <table:table-cell table:formula="of:=AVERAGE([.B3:.B12])" office:value-type="float" office:value="96.2403">
            <text:p>96,24</text:p>
          </table:table-cell>
          <table:table-cell table:formula="of:=AVERAGE([.C3:.C12])" office:value-type="float" office:value="20">
            <text:p>20,00</text:p>
          </table:table-cell>
          <table:table-cell table:style-name="ce8" table:formula="of:=AVERAGE([.D3:.D12])" office:value-type="float" office:value="206.668">
            <text:p>206,67</text:p>
          </table:table-cell>
          <table:table-cell table:formula="of:=AVERAGE([.E3:.E12])" office:value-type="float" office:value="73.167">
            <text:p>73,17</text:p>
          </table:table-cell>
          <table:table-cell table:formula="of:=AVERAGE([.F3:.F12])" office:value-type="float" office:value="32.332">
            <text:p>32,33</text:p>
          </table:table-cell>
          <table:table-cell table:style-name="ce8" table:formula="of:=AVERAGE([.G3:.G12])" office:value-type="float" office:value="209.058">
            <text:p>209,06</text:p>
          </table:table-cell>
          <table:table-cell table:formula="of:=AVERAGE([.H3:.H12])" office:value-type="float" office:value="66.9957">
            <text:p>67,00</text:p>
          </table:table-cell>
          <table:table-cell table:formula="of:=AVERAGE([.I3:.I12])" office:value-type="float" office:value="69.60267">
            <text:p>69,60</text:p>
          </table:table-cell>
          <table:table-cell table:style-name="ce8" table:formula="of:=AVERAGE([.J3:.J12])" office:value-type="float" office:value="602.486">
            <text:p>602,49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Esta es para SCHBL</text:p>
          </table:table-cell>
          <table:table-cell table:style-name="Default" table:number-columns-repeated="6"/>
        </table:table-row>
        <table:table-row table:style-name="ro2" table:number-rows-repeated="2">
          <table:table-cell table:style-name="Default" table:number-columns-repeated="10"/>
        </table:table-row>
        <table:table-row table:style-name="ro3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itmia</text:p>
          </table:table-cell>
          <table:covered-table-cell table:style-name="ce9"/>
          <table:covered-table-cell table:style-name="ce16"/>
        </table:table-row>
        <table:table-row table:style-name="ro3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</table:table-row>
        <table:table-row table:style-name="ro3">
          <table:table-cell office:value-type="string">
            <text:p>Partición 1-1</text:p>
          </table:table-cell>
          <table:table-cell office:value-type="float" office:value="96.14">
            <text:p>96,14</text:p>
          </table:table-cell>
          <table:table-cell office:value-type="float" office:value="33.33">
            <text:p>33,33</text:p>
          </table:table-cell>
          <table:table-cell office:value-type="float" office:value="208.79">
            <text:p>208,79</text:p>
          </table:table-cell>
          <table:table-cell office:value-type="float" office:value="68.89">
            <text:p>68,89</text:p>
          </table:table-cell>
          <table:table-cell office:value-type="float" office:value="35.56">
            <text:p>35,56</text:p>
          </table:table-cell>
          <table:table-cell office:value-type="float" office:value="201.45">
            <text:p>201,45</text:p>
          </table:table-cell>
          <table:table-cell office:value-type="float" office:value="65.29">
            <text:p>65,29</text:p>
          </table:table-cell>
          <table:table-cell office:value-type="float" office:value="60.79">
            <text:p>60,79</text:p>
          </table:table-cell>
          <table:table-cell office:value-type="float" office:value="617.24">
            <text:p>617,24</text:p>
          </table:table-cell>
        </table:table-row>
        <table:table-row table:style-name="ro3">
          <table:table-cell office:value-type="string">
            <text:p>Partición 1-2</text:p>
          </table:table-cell>
          <table:table-cell office:value-type="float" office:value="95.77">
            <text:p>95,77</text:p>
          </table:table-cell>
          <table:table-cell office:value-type="float" office:value="30">
            <text:p>30,00</text:p>
          </table:table-cell>
          <table:table-cell office:value-type="float" office:value="215.87">
            <text:p>215,87</text:p>
          </table:table-cell>
          <table:table-cell office:value-type="float" office:value="79.44">
            <text:p>79,44</text:p>
          </table:table-cell>
          <table:table-cell office:value-type="float" office:value="17.78">
            <text:p>17,78</text:p>
          </table:table-cell>
          <table:table-cell office:value-type="float" office:value="200.54">
            <text:p>200,54</text:p>
          </table:table-cell>
          <table:table-cell office:value-type="float" office:value="69.43">
            <text:p>69,43</text:p>
          </table:table-cell>
          <table:table-cell office:value-type="float" office:value="91.37">
            <text:p>91,37</text:p>
          </table:table-cell>
          <table:table-cell office:value-type="float" office:value="602.06">
            <text:p>602,06</text:p>
          </table:table-cell>
        </table:table-row>
        <table:table-row table:style-name="ro3">
          <table:table-cell office:value-type="string">
            <text:p>Partición 2-1</text:p>
          </table:table-cell>
          <table:table-cell office:value-type="float" office:value="96.84">
            <text:p>96,84</text:p>
          </table:table-cell>
          <table:table-cell office:value-type="float" office:value="23.33">
            <text:p>23,33</text:p>
          </table:table-cell>
          <table:table-cell office:value-type="float" office:value="202.69">
            <text:p>202,69</text:p>
          </table:table-cell>
          <table:table-cell office:value-type="float" office:value="69.44">
            <text:p>69,44</text:p>
          </table:table-cell>
          <table:table-cell office:value-type="float" office:value="14.44">
            <text:p>14,44</text:p>
          </table:table-cell>
          <table:table-cell office:value-type="float" office:value="200.8">
            <text:p>200,80</text:p>
          </table:table-cell>
          <table:table-cell office:value-type="float" office:value="65.23">
            <text:p>65,23</text:p>
          </table:table-cell>
          <table:table-cell office:value-type="float" office:value="66.19">
            <text:p>66,19</text:p>
          </table:table-cell>
          <table:table-cell office:value-type="float" office:value="579.82">
            <text:p>579,82</text:p>
          </table:table-cell>
        </table:table-row>
        <table:table-row table:style-name="ro3">
          <table:table-cell office:value-type="string">
            <text:p>Partición 2-2</text:p>
          </table:table-cell>
          <table:table-cell office:value-type="float" office:value="96.83">
            <text:p>96,83</text:p>
          </table:table-cell>
          <table:table-cell office:value-type="float" office:value="13.33">
            <text:p>13,33</text:p>
          </table:table-cell>
          <table:table-cell office:value-type="float" office:value="205.24">
            <text:p>205,24</text:p>
          </table:table-cell>
          <table:table-cell office:value-type="float" office:value="75.56">
            <text:p>75,56</text:p>
          </table:table-cell>
          <table:table-cell office:value-type="float" office:value="20">
            <text:p>20,00</text:p>
          </table:table-cell>
          <table:table-cell office:value-type="float" office:value="202.42">
            <text:p>202,42</text:p>
          </table:table-cell>
          <table:table-cell office:value-type="float" office:value="65.29">
            <text:p>65,29</text:p>
          </table:table-cell>
          <table:table-cell office:value-type="float" office:value="29.14">
            <text:p>29,14</text:p>
          </table:table-cell>
          <table:table-cell office:value-type="float" office:value="578.02">
            <text:p>578,02</text:p>
          </table:table-cell>
        </table:table-row>
        <table:table-row table:style-name="ro3">
          <table:table-cell office:value-type="string">
            <text:p>Partición 3-1</text:p>
          </table:table-cell>
          <table:table-cell office:value-type="float" office:value="95.79">
            <text:p>95,79</text:p>
          </table:table-cell>
          <table:table-cell office:value-type="float" office:value="6.67">
            <text:p>6,67</text:p>
          </table:table-cell>
          <table:table-cell office:value-type="float" office:value="204.39">
            <text:p>204,39</text:p>
          </table:table-cell>
          <table:table-cell office:value-type="float" office:value="72.22">
            <text:p>72,22</text:p>
          </table:table-cell>
          <table:table-cell office:value-type="float" office:value="23.33">
            <text:p>23,33</text:p>
          </table:table-cell>
          <table:table-cell office:value-type="float" office:value="206.85">
            <text:p>206,85</text:p>
          </table:table-cell>
          <table:table-cell office:value-type="float" office:value="69.43">
            <text:p>69,43</text:p>
          </table:table-cell>
          <table:table-cell office:value-type="float" office:value="84.17">
            <text:p>84,17</text:p>
          </table:table-cell>
          <table:table-cell office:value-type="float" office:value="571.87">
            <text:p>571,87</text:p>
          </table:table-cell>
        </table:table-row>
        <table:table-row table:style-name="ro3">
          <table:table-cell office:value-type="string">
            <text:p>Partición 3-2</text:p>
          </table:table-cell>
          <table:table-cell office:value-type="float" office:value="97.18">
            <text:p>97,18</text:p>
          </table:table-cell>
          <table:table-cell office:value-type="float" office:value="13.33">
            <text:p>13,33</text:p>
          </table:table-cell>
          <table:table-cell office:value-type="float" office:value="209.91">
            <text:p>209,91</text:p>
          </table:table-cell>
          <table:table-cell office:value-type="float" office:value="91.11">
            <text:p>91,11</text:p>
          </table:table-cell>
          <table:table-cell office:value-type="float" office:value="61.11">
            <text:p>61,11</text:p>
          </table:table-cell>
          <table:table-cell office:value-type="float" office:value="202.04">
            <text:p>202,04</text:p>
          </table:table-cell>
          <table:table-cell office:value-type="float" office:value="63.73">
            <text:p>63,73</text:p>
          </table:table-cell>
          <table:table-cell office:value-type="float" office:value="71.22">
            <text:p>71,22</text:p>
          </table:table-cell>
          <table:table-cell office:value-type="float" office:value="560.05">
            <text:p>560,05</text:p>
          </table:table-cell>
        </table:table-row>
        <table:table-row table:style-name="ro3">
          <table:table-cell office:value-type="string">
            <text:p>Partición 4-1</text:p>
          </table:table-cell>
          <table:table-cell office:value-type="float" office:value="96.49">
            <text:p>96,49</text:p>
          </table:table-cell>
          <table:table-cell office:value-type="float" office:value="36.67">
            <text:p>36,67</text:p>
          </table:table-cell>
          <table:table-cell office:value-type="float" office:value="206.35">
            <text:p>206,35</text:p>
          </table:table-cell>
          <table:table-cell office:value-type="float" office:value="66.67">
            <text:p>66,67</text:p>
          </table:table-cell>
          <table:table-cell office:value-type="float" office:value="60">
            <text:p>60,00</text:p>
          </table:table-cell>
          <table:table-cell office:value-type="float" office:value="207.35">
            <text:p>207,35</text:p>
          </table:table-cell>
          <table:table-cell office:value-type="float" office:value="62.69">
            <text:p>62,69</text:p>
          </table:table-cell>
          <table:table-cell office:value-type="float" office:value="76.26">
            <text:p>76,26</text:p>
          </table:table-cell>
          <table:table-cell office:value-type="float" office:value="596.93">
            <text:p>596,93</text:p>
          </table:table-cell>
        </table:table-row>
        <table:table-row table:style-name="ro3">
          <table:table-cell office:value-type="string">
            <text:p>Partición 4-2</text:p>
          </table:table-cell>
          <table:table-cell office:value-type="float" office:value="95.07">
            <text:p>95,07</text:p>
          </table:table-cell>
          <table:table-cell office:value-type="float" office:value="50">
            <text:p>50,00</text:p>
          </table:table-cell>
          <table:table-cell office:value-type="float" office:value="203.63">
            <text:p>203,63</text:p>
          </table:table-cell>
          <table:table-cell office:value-type="float" office:value="71.67">
            <text:p>71,67</text:p>
          </table:table-cell>
          <table:table-cell office:value-type="float" office:value="8.89">
            <text:p>8,89</text:p>
          </table:table-cell>
          <table:table-cell office:value-type="float" office:value="201.24">
            <text:p>201,24</text:p>
          </table:table-cell>
          <table:table-cell office:value-type="float" office:value="69.43">
            <text:p>69,43</text:p>
          </table:table-cell>
          <table:table-cell office:value-type="float" office:value="84.17">
            <text:p>84,17</text:p>
          </table:table-cell>
          <table:table-cell office:value-type="float" office:value="564.53">
            <text:p>564,53</text:p>
          </table:table-cell>
        </table:table-row>
        <table:table-row table:style-name="ro3">
          <table:table-cell office:value-type="string">
            <text:p>Partición 5-1</text:p>
          </table:table-cell>
          <table:table-cell office:value-type="float" office:value="95.44">
            <text:p>95,44</text:p>
          </table:table-cell>
          <table:table-cell office:value-type="float" office:value="23.33">
            <text:p>23,33</text:p>
          </table:table-cell>
          <table:table-cell office:value-type="float" office:value="202.08">
            <text:p>202,08</text:p>
          </table:table-cell>
          <table:table-cell office:value-type="float" office:value="78.33">
            <text:p>78,33</text:p>
          </table:table-cell>
          <table:table-cell office:value-type="float" office:value="26.67">
            <text:p>26,67</text:p>
          </table:table-cell>
          <table:table-cell office:value-type="float" office:value="199.04">
            <text:p>199,04</text:p>
          </table:table-cell>
          <table:table-cell office:value-type="float" office:value="66.32">
            <text:p>66,32</text:p>
          </table:table-cell>
          <table:table-cell office:value-type="float" office:value="78.06">
            <text:p>78,06</text:p>
          </table:table-cell>
          <table:table-cell office:value-type="float" office:value="577.98">
            <text:p>577,98</text:p>
          </table:table-cell>
        </table:table-row>
        <table:table-row table:style-name="ro3">
          <table:table-cell table:style-name="ce3" office:value-type="string">
            <text:p>Partición 5-2</text:p>
          </table:table-cell>
          <table:table-cell office:value-type="float" office:value="98.59">
            <text:p>98,59</text:p>
          </table:table-cell>
          <table:table-cell office:value-type="float" office:value="16.67">
            <text:p>16,67</text:p>
          </table:table-cell>
          <table:table-cell office:value-type="float" office:value="206.02">
            <text:p>206,02</text:p>
          </table:table-cell>
          <table:table-cell office:value-type="float" office:value="73.89">
            <text:p>73,89</text:p>
          </table:table-cell>
          <table:table-cell office:value-type="float" office:value="60">
            <text:p>60,00</text:p>
          </table:table-cell>
          <table:table-cell office:value-type="float" office:value="206.77">
            <text:p>206,77</text:p>
          </table:table-cell>
          <table:table-cell office:value-type="float" office:value="66.32">
            <text:p>66,32</text:p>
          </table:table-cell>
          <table:table-cell office:value-type="float" office:value="63.67">
            <text:p>63,67</text:p>
          </table:table-cell>
          <table:table-cell office:value-type="float" office:value="575.17">
            <text:p>575,17</text:p>
          </table:table-cell>
        </table:table-row>
        <table:table-row table:style-name="ro3">
          <table:table-cell table:style-name="ce4" office:value-type="string">
            <text:p>Media</text:p>
          </table:table-cell>
          <table:table-cell table:formula="of:=AVERAGE([.B20:.B29])" office:value-type="float" office:value="96.414">
            <text:p>96,41</text:p>
          </table:table-cell>
          <table:table-cell table:formula="of:=AVERAGE([.C20:.C29])" office:value-type="float" office:value="24.666">
            <text:p>24,67</text:p>
          </table:table-cell>
          <table:table-cell table:style-name="ce8" table:formula="of:=AVERAGE([.D20:.D29])" office:value-type="float" office:value="206.497">
            <text:p>206,50</text:p>
          </table:table-cell>
          <table:table-cell table:formula="of:=AVERAGE([.E20:.E29])" office:value-type="float" office:value="74.722">
            <text:p>74,72</text:p>
          </table:table-cell>
          <table:table-cell table:formula="of:=AVERAGE([.F20:.F29])" office:value-type="float" office:value="32.778">
            <text:p>32,78</text:p>
          </table:table-cell>
          <table:table-cell table:style-name="ce8" table:formula="of:=AVERAGE([.G20:.G29])" office:value-type="float" office:value="202.85">
            <text:p>202,85</text:p>
          </table:table-cell>
          <table:table-cell table:formula="of:=AVERAGE([.H20:.H29])" office:value-type="float" office:value="66.316">
            <text:p>66,32</text:p>
          </table:table-cell>
          <table:table-cell table:formula="of:=AVERAGE([.I20:.I29])" office:value-type="float" office:value="70.504">
            <text:p>70,50</text:p>
          </table:table-cell>
          <table:table-cell table:style-name="ce8" table:formula="of:=AVERAGE([.J20:.J29])" office:value-type="float" office:value="582.367">
            <text:p>582,37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4">
          <table:table-cell table:style-name="Default" table:number-columns-repeated="3"/>
          <table:table-cell table:style-name="Default" office:value-type="string">
            <text:p>Esta es para SHMMBL</text:p>
          </table:table-cell>
          <table:table-cell table:style-name="Default" table:number-columns-repeated="6"/>
        </table:table-row>
        <table:table-row table:style-name="ro2" table:number-rows-repeated="2">
          <table:table-cell table:style-name="Default" table:number-columns-repeated="10"/>
        </table:table-row>
        <table:table-row table:style-name="ro3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</table:table-row>
        <table:table-row table:style-name="ro3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</table:table-row>
        <table:table-row table:style-name="ro3">
          <table:table-cell office:value-type="string">
            <text:p>Partición 1-1</text:p>
          </table:table-cell>
          <table:table-cell office:value-type="float" office:value="94.0351">
            <text:p>94,04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1.11">
            <text:p>61,11</text:p>
          </table:table-cell>
          <table:table-cell office:value-type="float" office:value="92.22">
            <text:p>92,22</text:p>
          </table:table-cell>
          <table:table-cell office:value-type="float" office:value="9.59">
            <text:p>9,59</text:p>
          </table:table-cell>
          <table:table-cell office:value-type="float" office:value="68.39">
            <text:p>68,39</text:p>
          </table:table-cell>
          <table:table-cell office:value-type="float" office:value="97.84">
            <text:p>97,84</text:p>
          </table:table-cell>
          <table:table-cell office:value-type="float" office:value="77.75">
            <text:p>77,75</text:p>
          </table:table-cell>
        </table:table-row>
        <table:table-row table:style-name="ro3">
          <table:table-cell office:value-type="string">
            <text:p>Partición 1-2</text:p>
          </table:table-cell>
          <table:table-cell office:value-type="float" office:value="89.0845">
            <text:p>89,08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33">
            <text:p>68,33</text:p>
          </table:table-cell>
          <table:table-cell office:value-type="float" office:value="93.33">
            <text:p>93,33</text:p>
          </table:table-cell>
          <table:table-cell office:value-type="float" office:value="8.44">
            <text:p>8,44</text:p>
          </table:table-cell>
          <table:table-cell office:value-type="float" office:value="64.77">
            <text:p>64,77</text:p>
          </table:table-cell>
          <table:table-cell office:value-type="float" office:value="98.92">
            <text:p>98,92</text:p>
          </table:table-cell>
          <table:table-cell office:value-type="float" office:value="44.45">
            <text:p>44,45</text:p>
          </table:table-cell>
        </table:table-row>
        <table:table-row table:style-name="ro3">
          <table:table-cell office:value-type="string">
            <text:p>Partición 2-1</text:p>
          </table:table-cell>
          <table:table-cell office:value-type="float" office:value="95.7895">
            <text:p>95,79</text:p>
          </table:table-cell>
          <table:table-cell office:value-type="float" office:value="83.33">
            <text:p>83,33</text:p>
          </table:table-cell>
          <table:table-cell office:value-type="float" office:value="2.28">
            <text:p>2,28</text:p>
          </table:table-cell>
          <table:table-cell office:value-type="float" office:value="67.78">
            <text:p>67,78</text:p>
          </table:table-cell>
          <table:table-cell office:value-type="float" office:value="82.22">
            <text:p>82,22</text:p>
          </table:table-cell>
          <table:table-cell office:value-type="float" office:value="19.25">
            <text:p>19,25</text:p>
          </table:table-cell>
          <table:table-cell office:value-type="float" office:value="69.95">
            <text:p>69,95</text:p>
          </table:table-cell>
          <table:table-cell office:value-type="float" office:value="98.2">
            <text:p>98,20</text:p>
          </table:table-cell>
          <table:table-cell office:value-type="float" office:value="64.86">
            <text:p>64,86</text:p>
          </table:table-cell>
        </table:table-row>
        <table:table-row table:style-name="ro3">
          <table:table-cell office:value-type="string">
            <text:p>Partición 2-2</text:p>
          </table:table-cell>
          <table:table-cell office:value-type="float" office:value="95.7747">
            <text:p>95,77</text:p>
          </table:table-cell>
          <table:table-cell office:value-type="float" office:value="90">
            <text:p>90,00</text:p>
          </table:table-cell>
          <table:table-cell office:value-type="float" office:value="1.6">
            <text:p>1,60</text:p>
          </table:table-cell>
          <table:table-cell office:value-type="float" office:value="71.67">
            <text:p>71,67</text:p>
          </table:table-cell>
          <table:table-cell office:value-type="float" office:value="87.78">
            <text:p>87,78</text:p>
          </table:table-cell>
          <table:table-cell office:value-type="float" office:value="14.08">
            <text:p>14,08</text:p>
          </table:table-cell>
          <table:table-cell office:value-type="float" office:value="61.1399">
            <text:p>61,14</text:p>
          </table:table-cell>
          <table:table-cell office:value-type="float" office:value="97.8417">
            <text:p>97,84</text:p>
          </table:table-cell>
          <table:table-cell office:value-type="float" office:value="75.09">
            <text:p>75,09</text:p>
          </table:table-cell>
        </table:table-row>
        <table:table-row table:style-name="ro3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float" office:value="86.667">
            <text:p>86,67</text:p>
          </table:table-cell>
          <table:table-cell office:value-type="float" office:value="1.93">
            <text:p>1,93</text:p>
          </table:table-cell>
          <table:table-cell office:value-type="float" office:value="72.22">
            <text:p>72,22</text:p>
          </table:table-cell>
          <table:table-cell office:value-type="float" office:value="86.67">
            <text:p>86,67</text:p>
          </table:table-cell>
          <table:table-cell office:value-type="float" office:value="15.35">
            <text:p>15,35</text:p>
          </table:table-cell>
          <table:table-cell office:value-type="float" office:value="75.6477">
            <text:p>75,65</text:p>
          </table:table-cell>
          <table:table-cell office:value-type="float" office:value="97.1223">
            <text:p>97,12</text:p>
          </table:table-cell>
          <table:table-cell office:value-type="float" office:value="96.14">
            <text:p>96,14</text:p>
          </table:table-cell>
        </table:table-row>
        <table:table-row table:style-name="ro3">
          <table:table-cell office:value-type="string">
            <text:p>Partición 3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4">
            <text:p>1,94</text:p>
          </table:table-cell>
          <table:table-cell office:value-type="float" office:value="70.56">
            <text:p>70,56</text:p>
          </table:table-cell>
          <table:table-cell office:value-type="float" office:value="87.78">
            <text:p>87,78</text:p>
          </table:table-cell>
          <table:table-cell office:value-type="float" office:value="14.12">
            <text:p>14,12</text:p>
          </table:table-cell>
          <table:table-cell office:value-type="float" office:value="66.3212">
            <text:p>66,32</text:p>
          </table:table-cell>
          <table:table-cell office:value-type="float" office:value="98.9209">
            <text:p>98,92</text:p>
          </table:table-cell>
          <table:table-cell office:value-type="float" office:value="43.52">
            <text:p>43,52</text:p>
          </table:table-cell>
        </table:table-row>
        <table:table-row table:style-name="ro3">
          <table:table-cell office:value-type="string">
            <text:p>Partición 4-1</text:p>
          </table:table-cell>
          <table:table-cell office:value-type="float" office:value="89.12">
            <text:p>89,12</text:p>
          </table:table-cell>
          <table:table-cell office:value-type="float" office:value="93.33">
            <text:p>93,33</text:p>
          </table:table-cell>
          <table:table-cell office:value-type="float" office:value="1.21">
            <text:p>1,21</text:p>
          </table:table-cell>
          <table:table-cell office:value-type="float" office:value="61.67">
            <text:p>61,67</text:p>
          </table:table-cell>
          <table:table-cell office:value-type="float" office:value="92.22">
            <text:p>92,22</text:p>
          </table:table-cell>
          <table:table-cell office:value-type="float" office:value="9.56">
            <text:p>9,56</text:p>
          </table:table-cell>
          <table:table-cell office:value-type="float" office:value="69.43">
            <text:p>69,43</text:p>
          </table:table-cell>
          <table:table-cell office:value-type="float" office:value="98.2">
            <text:p>98,20</text:p>
          </table:table-cell>
          <table:table-cell office:value-type="float" office:value="65.06">
            <text:p>65,06</text:p>
          </table:table-cell>
        </table:table-row>
        <table:table-row table:style-name="ro3">
          <table:table-cell office:value-type="string">
            <text:p>Partición 4-2</text:p>
          </table:table-cell>
          <table:table-cell office:value-type="float" office:value="94.3662">
            <text:p>94,37</text:p>
          </table:table-cell>
          <table:table-cell office:value-type="float" office:value="86.67">
            <text:p>86,67</text:p>
          </table:table-cell>
          <table:table-cell office:value-type="float" office:value="1.96">
            <text:p>1,96</text:p>
          </table:table-cell>
          <table:table-cell office:value-type="float" office:value="72.78">
            <text:p>72,78</text:p>
          </table:table-cell>
          <table:table-cell office:value-type="float" office:value="91.11">
            <text:p>91,11</text:p>
          </table:table-cell>
          <table:table-cell office:value-type="float" office:value="10.62">
            <text:p>10,62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6.66">
            <text:p>106,66</text:p>
          </table:table-cell>
        </table:table-row>
        <table:table-row table:style-name="ro3">
          <table:table-cell office:value-type="string">
            <text:p>Partición 5-1</text:p>
          </table:table-cell>
          <table:table-cell office:value-type="float" office:value="95.0877">
            <text:p>95,09</text:p>
          </table:table-cell>
          <table:table-cell office:value-type="float" office:value="90">
            <text:p>90,00</text:p>
          </table:table-cell>
          <table:table-cell office:value-type="float" office:value="1.57">
            <text:p>1,57</text:p>
          </table:table-cell>
          <table:table-cell office:value-type="float" office:value="68.89">
            <text:p>68,89</text:p>
          </table:table-cell>
          <table:table-cell office:value-type="float" office:value="90">
            <text:p>90,00</text:p>
          </table:table-cell>
          <table:table-cell office:value-type="float" office:value="11.78">
            <text:p>11,78</text:p>
          </table:table-cell>
          <table:table-cell office:value-type="float" office:value="67.88">
            <text:p>67,88</text:p>
          </table:table-cell>
          <table:table-cell office:value-type="float" office:value="96.76">
            <text:p>96,76</text:p>
          </table:table-cell>
          <table:table-cell office:value-type="float" office:value="107.14">
            <text:p>107,14</text:p>
          </table:table-cell>
        </table:table-row>
        <table:table-row table:style-name="ro3">
          <table:table-cell table:style-name="ce3" office:value-type="string">
            <text:p>Partición 5-2</text:p>
          </table:table-cell>
          <table:table-cell office:value-type="float" office:value="96.48">
            <text:p>96,48</text:p>
          </table:table-cell>
          <table:table-cell office:value-type="float" office:value="90">
            <text:p>90,00</text:p>
          </table:table-cell>
          <table:table-cell office:value-type="float" office:value="1.58">
            <text:p>1,58</text:p>
          </table:table-cell>
          <table:table-cell office:value-type="float" office:value="75">
            <text:p>75,00</text:p>
          </table:table-cell>
          <table:table-cell office:value-type="float" office:value="91.11">
            <text:p>91,11</text:p>
          </table:table-cell>
          <table:table-cell office:value-type="float" office:value="10.69">
            <text:p>10,69</text:p>
          </table:table-cell>
          <table:table-cell office:value-type="float" office:value="69.9482">
            <text:p>69,95</text:p>
          </table:table-cell>
          <table:table-cell office:value-type="float" office:value="98.56">
            <text:p>98,56</text:p>
          </table:table-cell>
          <table:table-cell office:value-type="float" office:value="53.85">
            <text:p>53,85</text:p>
          </table:table-cell>
        </table:table-row>
        <table:table-row table:style-name="ro3">
          <table:table-cell table:style-name="ce4" office:value-type="string">
            <text:p>Media</text:p>
          </table:table-cell>
          <table:table-cell table:formula="of:=AVERAGE([.B37:.B46])" office:value-type="float" office:value="93.91916">
            <text:p>93,92</text:p>
          </table:table-cell>
          <table:table-cell table:formula="of:=AVERAGE([.C37:.C46])" office:value-type="float" office:value="87.9997">
            <text:p>88,00</text:p>
          </table:table-cell>
          <table:table-cell table:style-name="ce8" table:formula="of:=AVERAGE([.D37:.D46])" office:value-type="float" office:value="1.792">
            <text:p>1,79</text:p>
          </table:table-cell>
          <table:table-cell table:formula="of:=AVERAGE([.E37:.E46])" office:value-type="float" office:value="69.001">
            <text:p>69,00</text:p>
          </table:table-cell>
          <table:table-cell table:formula="of:=AVERAGE([.F37:.F46])" office:value-type="float" office:value="89.444">
            <text:p>89,44</text:p>
          </table:table-cell>
          <table:table-cell table:style-name="ce8" table:formula="of:=AVERAGE([.G37:.G46])" office:value-type="float" office:value="12.348">
            <text:p>12,35</text:p>
          </table:table-cell>
          <table:table-cell table:formula="of:=AVERAGE([.H37:.H46])" office:value-type="float" office:value="68.1357">
            <text:p>68,14</text:p>
          </table:table-cell>
          <table:table-cell table:formula="of:=AVERAGE([.I37:.I46])" office:value-type="float" office:value="97.91249">
            <text:p>97,91</text:p>
          </table:table-cell>
          <table:table-cell table:style-name="ce8" table:formula="of:=AVERAGE([.J37:.J46])" office:value-type="float" office:value="73.452">
            <text:p>73,45</text:p>
          </table:table-cell>
        </table:table-row>
        <table:table-row table:style-name="ro4">
          <table:table-cell table:style-name="Default" table:number-columns-repeated="2"/>
          <table:table-cell table:style-name="Default" office:value-type="string">
            <text:p>Esta es para SFS</text:p>
          </table:table-cell>
          <table:table-cell table:style-name="Default" table:number-columns-repeated="7"/>
        </table:table-row>
        <table:table-row table:style-name="ro2" table:number-rows-repeated="3">
          <table:table-cell table:style-name="Default" table:number-columns-repeated="10"/>
        </table:table-row>
        <table:table-row table:style-name="ro3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</table:table-row>
        <table:table-row table:style-name="ro3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</table:table-row>
        <table:table-row table:style-name="ro3">
          <table:table-cell office:value-type="string">
            <text:p>Partición 1-1</text:p>
          </table:table-cell>
          <table:table-cell office:value-type="float" office:value="96.49">
            <text:p>96,4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6.11">
            <text:p>6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office:value-type="string">
            <text:p>Partición 1-2</text:p>
          </table:table-cell>
          <table:table-cell office:value-type="float" office:value="96.48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7.78">
            <text:p>77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69">
            <text:p>62,69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</table:table-row>
        <table:table-row table:style-name="ro3">
          <table:table-cell office:value-type="string">
            <text:p>Partición 2-1</text:p>
          </table:table-cell>
          <table:table-cell office:value-type="float" office:value="97.19">
            <text:p>97,1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0.56">
            <text:p>70,56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office:value-type="string">
            <text:p>Partición 2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11">
            <text:p>76,11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</table:table-row>
        <table:table-row table:style-name="ro3">
          <table:table-cell office:value-type="string">
            <text:p>Partición 3-1</text:p>
          </table:table-cell>
          <table:table-cell office:value-type="float" office:value="95.0877">
            <text:p>95,0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2.78">
            <text:p>72,7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8">
            <text:p>65,80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</table:table-row>
        <table:table-row table:style-name="ro3">
          <table:table-cell office:value-type="string">
            <text:p>Partición 3-2</text:p>
          </table:table-cell>
          <table:table-cell office:value-type="float" office:value="96.4789">
            <text:p>96,48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9.44">
            <text:p>79,44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5.29">
            <text:p>65,29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office:value-type="string">
            <text:p>Partición 4-1</text:p>
          </table:table-cell>
          <table:table-cell office:value-type="float" office:value="96.1404">
            <text:p>96,1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68.89">
            <text:p>68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25">
            <text:p>64,25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office:value-type="string">
            <text:p>Partición 4-2</text:p>
          </table:table-cell>
          <table:table-cell office:value-type="float" office:value="96.1268">
            <text:p>96,13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1.67">
            <text:p>71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3.21">
            <text:p>63,21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</table:table-row>
        <table:table-row table:style-name="ro3">
          <table:table-cell office:value-type="string">
            <text:p>Partición 5-1</text:p>
          </table:table-cell>
          <table:table-cell office:value-type="float" office:value="94.7368">
            <text:p>94,74</text:p>
          </table:table-cell>
          <table:table-cell office:value-type="string">
            <text:p>X</text:p>
          </table:table-cell>
          <table:table-cell office:value-type="float" office:value="0.02">
            <text:p>0,02</text:p>
          </table:table-cell>
          <table:table-cell office:value-type="float" office:value="76.67">
            <text:p>76,67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2.18">
            <text:p>62,18</text:p>
          </table:table-cell>
          <table:table-cell office:value-type="string">
            <text:p>X</text:p>
          </table:table-cell>
          <table:table-cell office:value-type="float" office:value="0.04">
            <text:p>0,04</text:p>
          </table:table-cell>
        </table:table-row>
        <table:table-row table:style-name="ro3">
          <table:table-cell table:style-name="ce3" office:value-type="string">
            <text:p>Partición 5-2</text:p>
          </table:table-cell>
          <table:table-cell office:value-type="float" office:value="97.8873">
            <text:p>97,89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75">
            <text:p>75,00</text:p>
          </table:table-cell>
          <table:table-cell office:value-type="string">
            <text:p>X</text:p>
          </table:table-cell>
          <table:table-cell office:value-type="float" office:value="0.01">
            <text:p>0,01</text:p>
          </table:table-cell>
          <table:table-cell office:value-type="float" office:value="64.77">
            <text:p>64,77</text:p>
          </table:table-cell>
          <table:table-cell office:value-type="string">
            <text:p>X</text:p>
          </table:table-cell>
          <table:table-cell office:value-type="float" office:value="0.03">
            <text:p>0,03</text:p>
          </table:table-cell>
        </table:table-row>
        <table:table-row table:style-name="ro3">
          <table:table-cell table:style-name="ce4" office:value-type="string">
            <text:p>Media</text:p>
          </table:table-cell>
          <table:table-cell table:formula="of:=AVERAGE([.B54:.B63])" office:value-type="float" office:value="96.30968">
            <text:p>96,31</text:p>
          </table:table-cell>
          <table:table-cell office:value-type="string">
            <text:p>X</text:p>
          </table:table-cell>
          <table:table-cell table:style-name="ce8" table:formula="of:=AVERAGE([.D54:.D63])" office:value-type="float" office:value="0.014">
            <text:p>0,01</text:p>
          </table:table-cell>
          <table:table-cell table:formula="of:=AVERAGE([.E54:.E63])" office:value-type="float" office:value="73.501">
            <text:p>73,50</text:p>
          </table:table-cell>
          <table:table-cell office:value-type="string">
            <text:p>X</text:p>
          </table:table-cell>
          <table:table-cell table:style-name="ce8" table:formula="of:=AVERAGE([.G54:.G63])" office:value-type="float" office:value="0.012">
            <text:p>0,01</text:p>
          </table:table-cell>
          <table:table-cell table:formula="of:=AVERAGE([.H54:.H63])" office:value-type="float" office:value="63.835">
            <text:p>63,84</text:p>
          </table:table-cell>
          <table:table-cell office:value-type="string">
            <text:p>X</text:p>
          </table:table-cell>
          <table:table-cell table:style-name="ce8" table:formula="of:=AVERAGE([.J54:.J63])" office:value-type="float" office:value="0.035">
            <text:p>0,04</text:p>
          </table:table-cell>
        </table:table-row>
        <table:table-row table:style-name="ro4">
          <table:table-cell table:style-name="Default" table:number-columns-repeated="2"/>
          <table:table-cell table:style-name="Default" office:value-type="string">
            <text:p>Esta es para 3NN</text:p>
          </table:table-cell>
          <table:table-cell table:style-name="Default" table:number-columns-repeated="7"/>
        </table:table-row>
        <table:table-row table:style-name="ro2" table:number-rows-repeated="3">
          <table:table-cell table:style-name="Default" table:number-columns-repeated="10"/>
        </table:table-row>
        <table:table-row table:style-name="ro3">
          <table:table-cell table:style-name="ce1" table:number-columns-spanned="1" table:number-rows-spanned="2"/>
          <table:table-cell table:style-name="ce6" office:value-type="string" table:number-columns-spanned="3" table:number-rows-spanned="1">
            <text:p>Wdbc</text:p>
          </table:table-cell>
          <table:covered-table-cell table:style-name="ce9"/>
          <table:covered-table-cell table:style-name="ce10"/>
          <table:table-cell table:style-name="ce14" office:value-type="string" table:number-columns-spanned="3" table:number-rows-spanned="1">
            <text:p>Movement_Libras</text:p>
          </table:table-cell>
          <table:covered-table-cell table:style-name="ce9"/>
          <table:covered-table-cell table:style-name="ce10"/>
          <table:table-cell table:style-name="ce15" office:value-type="string" table:number-columns-spanned="3" table:number-rows-spanned="1">
            <text:p>Arrhythmia</text:p>
          </table:table-cell>
          <table:covered-table-cell table:style-name="ce9"/>
          <table:covered-table-cell table:style-name="ce16"/>
        </table:table-row>
        <table:table-row table:style-name="ro3">
          <table:covered-table-cell table:style-name="ce1"/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1" office:value-type="string">
            <text:p>T</text:p>
          </table:table-cell>
          <table:table-cell table:style-name="ce7" office:value-type="string">
            <text:p>%_clas</text:p>
          </table:table-cell>
          <table:table-cell table:style-name="ce7" office:value-type="string">
            <text:p>%_red</text:p>
          </table:table-cell>
          <table:table-cell table:style-name="ce17" office:value-type="string">
            <text:p>T</text:p>
          </table:table-cell>
        </table:table-row>
        <table:table-row table:style-name="ro3">
          <table:table-cell table:style-name="ce4" office:value-type="string">
            <text:p>3-NN</text:p>
          </table:table-cell>
          <table:table-cell table:style-name="ce1" office:value-type="float" office:value="96.31">
            <text:p>96,31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73.5">
            <text:p>73,5</text:p>
          </table:table-cell>
          <table:table-cell table:style-name="ce1" office:value-type="string">
            <text:p>X</text:p>
          </table:table-cell>
          <table:table-cell table:style-name="ce13" office:value-type="float" office:value="0.01">
            <text:p>0,01</text:p>
          </table:table-cell>
          <table:table-cell table:style-name="ce1" office:value-type="float" office:value="63.84">
            <text:p>63,84</text:p>
          </table:table-cell>
          <table:table-cell table:style-name="ce1" office:value-type="string">
            <text:p>X</text:p>
          </table:table-cell>
          <table:table-cell table:style-name="ce1" office:value-type="float" office:value="0.04">
            <text:p>0,04</text:p>
          </table:table-cell>
        </table:table-row>
        <table:table-row table:style-name="ro3">
          <table:table-cell table:style-name="ce5" office:value-type="string">
            <text:p>SFS</text:p>
          </table:table-cell>
          <table:table-cell office:value-type="float" office:value="93.92">
            <text:p>93,92</text:p>
          </table:table-cell>
          <table:table-cell office:value-type="float" office:value="88">
            <text:p>88,00</text:p>
          </table:table-cell>
          <table:table-cell table:style-name="ce8" office:value-type="float" office:value="1.79">
            <text:p>1,79</text:p>
          </table:table-cell>
          <table:table-cell office:value-type="float" office:value="69">
            <text:p>69,00</text:p>
          </table:table-cell>
          <table:table-cell office:value-type="float" office:value="89.44">
            <text:p>89,44</text:p>
          </table:table-cell>
          <table:table-cell table:style-name="ce8" office:value-type="float" office:value="12.35">
            <text:p>12,35</text:p>
          </table:table-cell>
          <table:table-cell office:value-type="float" office:value="68.14">
            <text:p>68,14</text:p>
          </table:table-cell>
          <table:table-cell office:value-type="float" office:value="97.91">
            <text:p>97,91</text:p>
          </table:table-cell>
          <table:table-cell table:style-name="ce8" office:value-type="float" office:value="73.45">
            <text:p>73,45</text:p>
          </table:table-cell>
        </table:table-row>
        <table:table-row table:style-name="ro3">
          <table:table-cell table:style-name="ce4" office:value-type="string">
            <text:p>SCHBL</text:p>
          </table:table-cell>
          <table:table-cell office:value-type="float" office:value="96.24">
            <text:p>96,24</text:p>
          </table:table-cell>
          <table:table-cell office:value-type="float" office:value="20">
            <text:p>20,00</text:p>
          </table:table-cell>
          <table:table-cell table:style-name="ce8" office:value-type="float" office:value="206.67">
            <text:p>206,67</text:p>
          </table:table-cell>
          <table:table-cell office:value-type="float" office:value="73.17">
            <text:p>73,17</text:p>
          </table:table-cell>
          <table:table-cell office:value-type="float" office:value="32.33">
            <text:p>32,33</text:p>
          </table:table-cell>
          <table:table-cell table:style-name="ce8" office:value-type="float" office:value="209.06">
            <text:p>209,06</text:p>
          </table:table-cell>
          <table:table-cell office:value-type="float" office:value="67">
            <text:p>67,00</text:p>
          </table:table-cell>
          <table:table-cell office:value-type="float" office:value="69.6">
            <text:p>69,60</text:p>
          </table:table-cell>
          <table:table-cell table:style-name="ce8" office:value-type="float" office:value="302.49">
            <text:p>302,49</text:p>
          </table:table-cell>
        </table:table-row>
        <table:table-row table:style-name="ro3">
          <table:table-cell table:style-name="ce4" office:value-type="string">
            <text:p>SHMMBL</text:p>
          </table:table-cell>
          <table:table-cell table:style-name="ce1" office:value-type="float" office:value="96.03">
            <text:p>96,03</text:p>
          </table:table-cell>
          <table:table-cell table:style-name="ce1" office:value-type="float" office:value="26.33">
            <text:p>26,33</text:p>
          </table:table-cell>
          <table:table-cell table:style-name="ce13" office:value-type="float" office:value="208.73">
            <text:p>208,73</text:p>
          </table:table-cell>
          <table:table-cell table:style-name="ce1" office:value-type="float" office:value="73.83">
            <text:p>73,83</text:p>
          </table:table-cell>
          <table:table-cell table:style-name="ce1" office:value-type="float" office:value="35.22">
            <text:p>35,22</text:p>
          </table:table-cell>
          <table:table-cell table:style-name="ce13" office:value-type="float" office:value="207.93">
            <text:p>207,93</text:p>
          </table:table-cell>
          <table:table-cell table:style-name="ce1" office:value-type="float" office:value="66.22">
            <text:p>66,22</text:p>
          </table:table-cell>
          <table:table-cell table:style-name="ce1" office:value-type="float" office:value="70.94">
            <text:p>70,94</text:p>
          </table:table-cell>
          <table:table-cell table:style-name="ce1" office:value-type="float" office:value="592.91">
            <text:p>592,91</text:p>
          </table:table-cell>
        </table:table-row>
        <table:table-row table:style-name="ro3">
          <table:table-cell table:style-name="ce4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3"/>
        </table:table-row>
        <table:table-row table:style-name="ro3">
          <table:table-cell table:style-name="ce4"/>
          <table:table-cell table:style-name="ce1" table:number-columns-repeated="2"/>
          <table:table-cell table:style-name="ce13"/>
          <table:table-cell table:style-name="ce1" table:number-columns-repeated="2"/>
          <table:table-cell table:style-name="ce13"/>
          <table:table-cell table:style-name="ce1" table:number-columns-repeated="3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í</number:text>
    </number:number-style>
    <number:number-style style:name="N138P1" style:volatile="true">
      <number:text>Sí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ctivado</number:text>
    </number:number-style>
    <number:number-style style:name="N142P1" style:volatile="true">
      <number:text>Activado</number:text>
    </number:number-style>
    <number:number-style style:name="N142">
      <number:text>Desactivado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number:number-style style:name="N145">
      <number:number number:decimal-places="4" number:min-integer-digits="1"/>
    </number:number-style>
    <number:number-style style:name="N146">
      <number:number number:decimal-places="6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6-22T02:18:31</meta:creation-date>
    <dc:date>2016-06-27T22:05:24</dc:date>
    <dc:creator>Miguel </dc:creator>
    <meta:editing-duration>PT4M3S</meta:editing-duration>
    <meta:editing-cycles>2</meta:editing-cycles>
    <meta:generator>LibreOffice/3.5$Linux_X86_64 LibreOffice_project/350m1$Build-2</meta:generator>
    <meta:document-statistic meta:table-count="3" meta:cell-count="544" meta:object-count="0"/>
  </office:meta>
</office:document-meta>
</file>